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>
      <style:text-properties style:text-line-through-style="none" style:text-line-through-type="none"/>
    </style:style>
    <style:style style:name="ce40" style:family="table-cell" style:parent-style-name="Default" style:data-style-name="N100">
      <style:text-properties fo:color="#15156c"/>
    </style:style>
    <style:style style:name="ce4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2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9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6 55</text:p>
          </table:table-cell>
          <table:table-cell table:number-columns-repeated="24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2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4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3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4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3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3" office:value-type="string" calcext:value-type="string">
            <text:p>Э к р</text:p>
          </table:table-cell>
          <table:table-cell table:style-name="ce53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00:22:54.5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6T00:26:36.590000000</dc:date>
    <meta:editing-duration>P10DT10H44M21S</meta:editing-duration>
    <meta:editing-cycles>4542</meta:editing-cycles>
    <meta:document-statistic meta:table-count="6" meta:cell-count="12536" meta:object-count="0"/>
    <meta:user-defined meta:name="qrichtext">1</meta:user-defined>
  </office:meta>
</office:document-meta>
</file>